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2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Count</text:p>
          </table:table-cell>
          <table:table-cell office:value-type="string">
            <text:p>% Total</text:p>
          </table:table-cell>
          <table:table-cell office:value-type="string">
            <text:p>% Parent</text:p>
          </table:table-cell>
          <table:table-cell table:number-columns-repeated="3"/>
        </table:table-row>
        <table:table-row table:style-name="ro1">
          <table:table-cell office:value-type="string">
            <text:p>Branch 1</text:p>
          </table:table-cell>
          <table:table-cell office:value-type="float" office:value="1745025">
            <text:p>1745025</text:p>
          </table:table-cell>
          <table:table-cell table:formula="of:=([.B2]/[.$B$55]) * 100" office:value-type="float" office:value="12.0433621079295">
            <text:p>12.04</text:p>
          </table:table-cell>
          <table:table-cell table:number-columns-repeated="4"/>
        </table:table-row>
        <table:table-row table:style-name="ro1">
          <table:table-cell office:value-type="string">
            <text:p><text:tab/>Branch 1.1</text:p>
          </table:table-cell>
          <table:table-cell office:value-type="float" office:value="608303">
            <text:p>608303</text:p>
          </table:table-cell>
          <table:table-cell table:formula="of:=([.B3]/[.$B$55]) * 100" office:value-type="float" office:value="4.19822827772658">
            <text:p>4.20</text:p>
          </table:table-cell>
          <table:table-cell table:formula="of:=[.C3]/([.$C$2])*100" office:value-type="float" office:value="34.8592713571439">
            <text:p>34.8592713571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1.1</text:p>
          </table:table-cell>
          <table:table-cell office:value-type="float" office:value="352541">
            <text:p>352541</text:p>
          </table:table-cell>
          <table:table-cell table:formula="of:=([.B4]/[.$B$55]) * 100" office:value-type="float" office:value="2.43307627162451">
            <text:p>2.43</text:p>
          </table:table-cell>
          <table:table-cell/>
          <table:table-cell table:formula="of:=[.C4]/[.$C$3]*100" office:value-type="float" office:value="57.9548350082114">
            <text:p>57.9548350082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1.1.1</text:p>
          </table:table-cell>
          <table:table-cell office:value-type="float" office:value="117592">
            <text:p>117592</text:p>
          </table:table-cell>
          <table:table-cell table:formula="of:=([.B5]/[.$B$55]) * 100" office:value-type="float" office:value="0.811566044610045">
            <text:p>0.81</text:p>
          </table:table-cell>
          <table:table-cell table:number-columns-repeated="2"/>
          <table:table-cell table:formula="of:=[.C5]/[.$C$4]*100" office:value-type="float" office:value="33.3555529711438">
            <text:p>33.3555529711</text:p>
          </table:table-cell>
          <table:table-cell/>
        </table:table-row>
        <table:table-row table:style-name="ro1">
          <table:table-cell office:value-type="string">
            <text:p><text:tab/><text:tab/><text:tab/>Branch 1.1.1.2</text:p>
          </table:table-cell>
          <table:table-cell office:value-type="float" office:value="234949">
            <text:p>234949</text:p>
          </table:table-cell>
          <table:table-cell table:formula="of:=([.B6]/[.$B$55]) * 100" office:value-type="float" office:value="1.62151022701447">
            <text:p>1.62</text:p>
          </table:table-cell>
          <table:table-cell table:number-columns-repeated="2"/>
          <table:table-cell table:style-name="ce2" table:formula="of:=[.C6]/[.$C$4]*100" office:value-type="float" office:value="66.6444470288562">
            <text:p>66.6444470289</text:p>
          </table:table-cell>
          <table:table-cell/>
        </table:table-row>
        <table:table-row table:style-name="ro1">
          <table:table-cell office:value-type="string">
            <text:p><text:tab/><text:tab/>Branch 1.1.2</text:p>
          </table:table-cell>
          <table:table-cell office:value-type="float" office:value="255762">
            <text:p>255762</text:p>
          </table:table-cell>
          <table:table-cell table:formula="of:=([.B7]/[.$B$55]) * 100" office:value-type="float" office:value="1.76515200610207">
            <text:p>1.77</text:p>
          </table:table-cell>
          <table:table-cell/>
          <table:table-cell table:style-name="ce2" table:formula="of:=[.C7]/[.$C$3]*100" office:value-type="float" office:value="42.0451649917886">
            <text:p>42.0451649918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1.2.1</text:p>
          </table:table-cell>
          <table:table-cell office:value-type="float" office:value="212685">
            <text:p>212685</text:p>
          </table:table-cell>
          <table:table-cell table:formula="of:=([.B8]/[.$B$55]) * 100" office:value-type="float" office:value="1.46785431149982">
            <text:p>1.47</text:p>
          </table:table-cell>
          <table:table-cell table:number-columns-repeated="2"/>
          <table:table-cell table:style-name="ce2" table:formula="of:=[.C8]/[.$C$7]*100" office:value-type="float" office:value="83.15738850963">
            <text:p>83.1573885096</text:p>
          </table:table-cell>
          <table:table-cell/>
        </table:table-row>
        <table:table-row table:style-name="ro1">
          <table:table-cell office:value-type="string">
            <text:p><text:tab/><text:tab/><text:tab/>Branch 1.1.2.2</text:p>
          </table:table-cell>
          <table:table-cell office:value-type="float" office:value="383272">
            <text:p>383272</text:p>
          </table:table-cell>
          <table:table-cell table:formula="of:=([.B9]/[.$B$55]) * 100" office:value-type="float" office:value="2.64516753733061">
            <text:p>2.65</text:p>
          </table:table-cell>
          <table:table-cell table:number-columns-repeated="2"/>
          <table:table-cell table:style-name="ce2" table:formula="of:=[.C9]/[.$C$7]*100" office:value-type="float" office:value="149.854943267569">
            <text:p>149.8549432676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<text:tab/>Branch 1.2</text:p>
          </table:table-cell>
          <table:table-cell office:value-type="float" office:value="1110757">
            <text:p>1110757</text:p>
          </table:table-cell>
          <table:table-cell table:formula="of:=([.B10]/[.$B$55]) * 100" office:value-type="float" office:value="7.66593531033505">
            <text:p>7.67</text:p>
          </table:table-cell>
          <table:table-cell table:style-name="ce2" table:formula="of:=[.C10]/([.$C$2])*100" office:value-type="float" office:value="63.6527843440638">
            <text:p>63.6527843441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2.1</text:p>
          </table:table-cell>
          <table:table-cell office:value-type="float" office:value="770562">
            <text:p>770562</text:p>
          </table:table-cell>
          <table:table-cell table:formula="of:=([.B11]/[.$B$55]) * 100" office:value-type="float" office:value="5.31806546760668">
            <text:p>5.32</text:p>
          </table:table-cell>
          <table:table-cell/>
          <table:table-cell table:formula="of:=[.C11]/[.$C$10]*100" office:value-type="float" office:value="69.3726890760085">
            <text:p>69.372689076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2.1.1</text:p>
          </table:table-cell>
          <table:table-cell office:value-type="float" office:value="150616">
            <text:p>150616</text:p>
          </table:table-cell>
          <table:table-cell table:formula="of:=([.B12]/[.$B$55]) * 100" office:value-type="float" office:value="1.03948254451822">
            <text:p>1.04</text:p>
          </table:table-cell>
          <table:table-cell table:number-columns-repeated="2"/>
          <table:table-cell table:formula="of:=[.C12]/[.$C$11]*100" office:value-type="float" office:value="19.5462532541184">
            <text:p>19.5462532541</text:p>
          </table:table-cell>
          <table:table-cell/>
        </table:table-row>
        <table:table-row table:style-name="ro1">
          <table:table-cell office:value-type="string">
            <text:p><text:tab/><text:tab/><text:tab/>Branch 1.2.1.2</text:p>
          </table:table-cell>
          <table:table-cell office:value-type="float" office:value="0">
            <text:p>0</text:p>
          </table:table-cell>
          <table:table-cell table:formula="of:=([.B13]/[.$B$55]) * 100" office:value-type="float" office:value="0">
            <text:p>0.00</text:p>
          </table:table-cell>
          <table:table-cell table:number-columns-repeated="2"/>
          <table:table-cell table:style-name="ce2" table:formula="of:=[.C13]/[.$C$11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tab/><text:tab/>Branch 1.2.2</text:p>
          </table:table-cell>
          <table:table-cell office:value-type="float" office:value="0">
            <text:p>0</text:p>
          </table:table-cell>
          <table:table-cell table:formula="of:=([.B14]/[.$B$55]) * 100" office:value-type="float" office:value="0">
            <text:p>0.00</text:p>
          </table:table-cell>
          <table:table-cell/>
          <table:table-cell table:formula="of:=[.C14]/[.$C$10]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2.1.1</text:p>
          </table:table-cell>
          <table:table-cell office:value-type="float" office:value="150616">
            <text:p>150616</text:p>
          </table:table-cell>
          <table:table-cell table:formula="of:=([.B15]/[.$B$55]) * 100" office:value-type="float" office:value="1.03948254451822">
            <text:p>1.04</text:p>
          </table:table-cell>
          <table:table-cell table:number-columns-repeated="2"/>
          <table:table-cell table:formula="of:=[.C15]/[.$C$11]*100" office:value-type="float" office:value="19.5462532541184">
            <text:p>19.5462532541</text:p>
          </table:table-cell>
          <table:table-cell/>
        </table:table-row>
        <table:table-row table:style-name="ro1">
          <table:table-cell office:value-type="string">
            <text:p><text:tab/><text:tab/><text:tab/>Branch 1.2.1.2</text:p>
          </table:table-cell>
          <table:table-cell office:value-type="float" office:value="0">
            <text:p>0</text:p>
          </table:table-cell>
          <table:table-cell table:formula="of:=([.B16]/[.$B$55]) * 100" office:value-type="float" office:value="0">
            <text:p>0.00</text:p>
          </table:table-cell>
          <table:table-cell table:number-columns-repeated="2"/>
          <table:table-cell table:style-name="ce2" table:formula="of:=[.C16]/[.$C$11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tab/>Branch 1.3</text:p>
          </table:table-cell>
          <table:table-cell office:value-type="float" office:value="25965">
            <text:p>25965</text:p>
          </table:table-cell>
          <table:table-cell table:formula="of:=([.B17]/[.$B$55]) * 100" office:value-type="float" office:value="0.179198519867847">
            <text:p>0.18</text:p>
          </table:table-cell>
          <table:table-cell table:formula="of:=[.C17]/([.$C$2])*100" office:value-type="float" office:value="1.48794429879228">
            <text:p>1.4879442988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3.1</text:p>
          </table:table-cell>
          <table:table-cell office:value-type="float" office:value="16857">
            <text:p>16857</text:p>
          </table:table-cell>
          <table:table-cell table:formula="of:=([.B18]/[.$B$55]) * 100" office:value-type="float" office:value="0.116339281702765">
            <text:p>0.12</text:p>
          </table:table-cell>
          <table:table-cell/>
          <table:table-cell table:formula="of:=[.C18]/[.$C$17]*100" office:value-type="float" office:value="64.9220103986135">
            <text:p>64.9220103986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3.1.1</text:p>
          </table:table-cell>
          <table:table-cell office:value-type="float" office:value="158">
            <text:p>158</text:p>
          </table:table-cell>
          <table:table-cell table:formula="of:=([.B19]/[.$B$55]) * 100" office:value-type="float" office:value="0.00109044352548122">
            <text:p>0.00</text:p>
          </table:table-cell>
          <table:table-cell table:number-columns-repeated="2"/>
          <table:table-cell table:formula="of:=[.C19]/[.$C$18]*100" office:value-type="float" office:value="0.937296078780329">
            <text:p>0.9372960788</text:p>
          </table:table-cell>
          <table:table-cell/>
        </table:table-row>
        <table:table-row table:style-name="ro1">
          <table:table-cell office:value-type="string">
            <text:p><text:tab/><text:tab/><text:tab/>Branch 1.3.1.2</text:p>
          </table:table-cell>
          <table:table-cell office:value-type="float" office:value="16699">
            <text:p>16699</text:p>
          </table:table-cell>
          <table:table-cell table:formula="of:=([.B20]/[.$B$55]) * 100" office:value-type="float" office:value="0.115248838177284">
            <text:p>0.12</text:p>
          </table:table-cell>
          <table:table-cell table:number-columns-repeated="2"/>
          <table:table-cell table:formula="of:=[.C20]/[.$C$18]*100" office:value-type="float" office:value="99.0627039212197">
            <text:p>99.0627039212</text:p>
          </table:table-cell>
          <table:table-cell/>
        </table:table-row>
        <table:table-row table:style-name="ro1">
          <table:table-cell office:value-type="string">
            <text:p><text:tab/><text:tab/>Branch 1.3.2</text:p>
          </table:table-cell>
          <table:table-cell office:value-type="float" office:value="9108">
            <text:p>9108</text:p>
          </table:table-cell>
          <table:table-cell table:formula="of:=([.B21]/[.$B$55]) * 100" office:value-type="float" office:value="0.0628592381650817">
            <text:p>0.06</text:p>
          </table:table-cell>
          <table:table-cell/>
          <table:table-cell table:style-name="ce2" table:formula="of:=[.C21]/[.$C$17]*100" office:value-type="float" office:value="35.0779896013865">
            <text:p>35.0779896014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3.2.1</text:p>
          </table:table-cell>
          <table:table-cell office:value-type="float" office:value="507">
            <text:p>507</text:p>
          </table:table-cell>
          <table:table-cell table:formula="of:=([.B22]/[.$B$55]) * 100" office:value-type="float" office:value="0.00349908143936061">
            <text:p>0.00</text:p>
          </table:table-cell>
          <table:table-cell table:number-columns-repeated="2"/>
          <table:table-cell table:formula="of:=[.C22]/[.$C$21]*100" office:value-type="float" office:value="5.566534914361">
            <text:p>5.5665349144</text:p>
          </table:table-cell>
          <table:table-cell/>
        </table:table-row>
        <table:table-row table:style-name="ro1">
          <table:table-cell office:value-type="string">
            <text:p><text:tab/><text:tab/><text:tab/>Branch 1.3.2.2</text:p>
          </table:table-cell>
          <table:table-cell office:value-type="float" office:value="8601">
            <text:p>8601</text:p>
          </table:table-cell>
          <table:table-cell table:formula="of:=([.B23]/[.$B$55]) * 100" office:value-type="float" office:value="0.0593601567257211">
            <text:p>0.06</text:p>
          </table:table-cell>
          <table:table-cell table:number-columns-repeated="2"/>
          <table:table-cell table:formula="of:=[.C23]/[.$C$21]*100" office:value-type="float" office:value="94.433465085639">
            <text:p>94.4334650856</text:p>
          </table:table-cell>
          <table:table-cell/>
        </table:table-row>
        <table:table-row table:style-name="ro1">
          <table:table-cell office:value-type="string">
            <text:p>Branch 2</text:p>
          </table:table-cell>
          <table:table-cell office:value-type="float" office:value="12744492">
            <text:p>12744492</text:p>
          </table:table-cell>
          <table:table-cell table:formula="of:=([.B24]/[.$B$55]) * 100" office:value-type="float" office:value="87.9566378920705">
            <text:p>87.96</text:p>
          </table:table-cell>
          <table:table-cell table:number-columns-repeated="4"/>
        </table:table-row>
        <table:table-row table:style-name="ro1">
          <table:table-cell office:value-type="string">
            <text:p><text:tab/>Branch 2.1</text:p>
          </table:table-cell>
          <table:table-cell office:value-type="float" office:value="223476">
            <text:p>223476</text:p>
          </table:table-cell>
          <table:table-cell table:formula="of:=([.B25]/[.$B$55]) * 100" office:value-type="float" office:value="1.54232884367367">
            <text:p>1.54</text:p>
          </table:table-cell>
          <table:table-cell table:formula="of:=[.C25]/[.$C$24]*100" office:value-type="float" office:value="1.75351045769419">
            <text:p>1.7535104577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2.1.1</text:p>
          </table:table-cell>
          <table:table-cell office:value-type="float" office:value="19308">
            <text:p>19308</text:p>
          </table:table-cell>
          <table:table-cell table:formula="of:=([.B26]/[.$B$55]) * 100" office:value-type="float" office:value="0.133254959430325">
            <text:p>0.13</text:p>
          </table:table-cell>
          <table:table-cell/>
          <table:table-cell table:style-name="ce2" table:formula="of:=[.C26]/[.$C$25]*100" office:value-type="float" office:value="8.63985394404768">
            <text:p>8.639853944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1.1</text:p>
          </table:table-cell>
          <table:table-cell office:value-type="float" office:value="8975">
            <text:p>8975</text:p>
          </table:table-cell>
          <table:table-cell table:formula="of:=([.B27]/[.$B$55]) * 100" office:value-type="float" office:value="0.0619413331721133">
            <text:p>0.06</text:p>
          </table:table-cell>
          <table:table-cell table:number-columns-repeated="2"/>
          <table:table-cell table:style-name="ce2" table:formula="of:=[.C27]/[.$C$26]*100" office:value-type="float" office:value="46.4833229749327">
            <text:p>46.4833229749</text:p>
          </table:table-cell>
          <table:table-cell/>
        </table:table-row>
        <table:table-row table:style-name="ro1">
          <table:table-cell office:value-type="string">
            <text:p><text:tab/><text:tab/><text:tab/>Branch 2.1.1.1.1</text:p>
          </table:table-cell>
          <table:table-cell office:value-type="float" office:value="3507">
            <text:p>3507</text:p>
          </table:table-cell>
          <table:table-cell table:formula="of:=([.B28]/[.$B$55]) * 100" office:value-type="float" office:value="0.0242037053409027">
            <text:p>0.02</text:p>
          </table:table-cell>
          <table:table-cell table:number-columns-repeated="3"/>
          <table:table-cell table:style-name="ce2" table:formula="of:=[.C28]/[.$C$27]*100" office:value-type="float" office:value="39.075208913649">
            <text:p>39.0752089136</text:p>
          </table:table-cell>
        </table:table-row>
        <table:table-row table:style-name="ro1">
          <table:table-cell office:value-type="string">
            <text:p><text:tab/><text:tab/><text:tab/>Branch 2.1.1.1.2</text:p>
          </table:table-cell>
          <table:table-cell office:value-type="float" office:value="5468">
            <text:p>5468</text:p>
          </table:table-cell>
          <table:table-cell table:formula="of:=([.B29]/[.$B$55]) * 100" office:value-type="float" office:value="0.0377376278312107">
            <text:p>0.04</text:p>
          </table:table-cell>
          <table:table-cell table:number-columns-repeated="3"/>
          <table:table-cell table:style-name="ce2" table:formula="of:=[.C29]/[.$C$27]*100" office:value-type="float" office:value="60.924791086351">
            <text:p>60.9247910864</text:p>
          </table:table-cell>
        </table:table-row>
        <table:table-row table:style-name="ro1">
          <table:table-cell office:value-type="string">
            <text:p><text:tab/><text:tab/><text:tab/>Branch 2.1.1.2</text:p>
          </table:table-cell>
          <table:table-cell office:value-type="float" office:value="10333">
            <text:p>10333</text:p>
          </table:table-cell>
          <table:table-cell table:formula="of:=([.B30]/[.$B$55]) * 100" office:value-type="float" office:value="0.0713136262582114">
            <text:p>0.07</text:p>
          </table:table-cell>
          <table:table-cell table:number-columns-repeated="2"/>
          <table:table-cell table:style-name="ce2" table:formula="of:=[.C30]/[.$C$26]*100" office:value-type="float" office:value="53.5166770250673">
            <text:p>53.5166770251</text:p>
          </table:table-cell>
          <table:table-cell/>
        </table:table-row>
        <table:table-row table:style-name="ro1">
          <table:table-cell office:value-type="string">
            <text:p><text:tab/><text:tab/><text:tab/>Branch 2.1.1.2.1</text:p>
          </table:table-cell>
          <table:table-cell office:value-type="float" office:value="7320">
            <text:p>7320</text:p>
          </table:table-cell>
          <table:table-cell table:formula="of:=([.B31]/[.$B$55]) * 100" office:value-type="float" office:value="0.0505192823197626">
            <text:p>0.05</text:p>
          </table:table-cell>
          <table:table-cell table:number-columns-repeated="3"/>
          <table:table-cell table:style-name="ce2" table:formula="of:=[.C31]/[.$C$30]*100" office:value-type="float" office:value="70.8409948708023">
            <text:p>70.8409948708</text:p>
          </table:table-cell>
        </table:table-row>
        <table:table-row table:style-name="ro1">
          <table:table-cell office:value-type="string">
            <text:p><text:tab/><text:tab/><text:tab/>Branch 2.1.1.2.2</text:p>
          </table:table-cell>
          <table:table-cell office:value-type="float" office:value="3013">
            <text:p>3013</text:p>
          </table:table-cell>
          <table:table-cell table:formula="of:=([.B32]/[.$B$55]) * 100" office:value-type="float" office:value="0.0207943439384487">
            <text:p>0.02</text:p>
          </table:table-cell>
          <table:table-cell table:number-columns-repeated="3"/>
          <table:table-cell table:style-name="ce2" table:formula="of:=[.C32]/[.$C$30]*100" office:value-type="float" office:value="29.1590051291977">
            <text:p>29.1590051292</text:p>
          </table:table-cell>
        </table:table-row>
        <table:table-row table:style-name="ro1">
          <table:table-cell office:value-type="string">
            <text:p><text:tab/><text:tab/>Branch 2.1.2</text:p>
          </table:table-cell>
          <table:table-cell office:value-type="float" office:value="202656">
            <text:p>202656</text:p>
          </table:table-cell>
          <table:table-cell table:formula="of:=([.B33]/[.$B$55]) * 100" office:value-type="float" office:value="1.39863875379697">
            <text:p>1.40</text:p>
          </table:table-cell>
          <table:table-cell/>
          <table:table-cell table:style-name="ce2" table:formula="of:=[.C33]/[.$C$25]*100" office:value-type="float" office:value="90.6835633356602">
            <text:p>90.6835633357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2.1</text:p>
          </table:table-cell>
          <table:table-cell office:value-type="float" office:value="201370">
            <text:p>201370</text:p>
          </table:table-cell>
          <table:table-cell table:formula="of:=([.B34]/[.$B$55]) * 100" office:value-type="float" office:value="1.38976337168451">
            <text:p>1.39</text:p>
          </table:table-cell>
          <table:table-cell table:number-columns-repeated="2"/>
          <table:table-cell table:style-name="ce2" table:formula="of:=[.C34]/[.$C$33]*100" office:value-type="float" office:value="99.3654271277436">
            <text:p>99.3654271277</text:p>
          </table:table-cell>
          <table:table-cell/>
        </table:table-row>
        <table:table-row table:style-name="ro1">
          <table:table-cell office:value-type="string">
            <text:p><text:tab/><text:tab/><text:tab/>Branch 2.1.2.1.1</text:p>
          </table:table-cell>
          <table:table-cell office:value-type="float" office:value="86580">
            <text:p>86580</text:p>
          </table:table-cell>
          <table:table-cell table:formula="of:=([.B35]/[.$B$55]) * 100" office:value-type="float" office:value="0.597535445798504">
            <text:p>0.60</text:p>
          </table:table-cell>
          <table:table-cell table:number-columns-repeated="3"/>
          <table:table-cell table:style-name="ce2" table:formula="of:=[.C35]/[.$C$34]*100" office:value-type="float" office:value="42.9954809554551">
            <text:p>42.9954809555</text:p>
          </table:table-cell>
        </table:table-row>
        <table:table-row table:style-name="ro1">
          <table:table-cell office:value-type="string">
            <text:p><text:tab/><text:tab/><text:tab/>Branch 2.1.2.1.2</text:p>
          </table:table-cell>
          <table:table-cell office:value-type="float" office:value="114790">
            <text:p>114790</text:p>
          </table:table-cell>
          <table:table-cell table:formula="of:=([.B36]/[.$B$55]) * 100" office:value-type="float" office:value="0.792227925886004">
            <text:p>0.79</text:p>
          </table:table-cell>
          <table:table-cell table:number-columns-repeated="3"/>
          <table:table-cell table:style-name="ce2" table:formula="of:=[.C36]/[.$C$34]*100" office:value-type="float" office:value="57.0045190445449">
            <text:p>57.0045190445</text:p>
          </table:table-cell>
        </table:table-row>
        <table:table-row table:style-name="ro1">
          <table:table-cell office:value-type="string">
            <text:p><text:tab/><text:tab/><text:tab/>Branch 2.1.2.2</text:p>
          </table:table-cell>
          <table:table-cell office:value-type="float" office:value="1286">
            <text:p>1286</text:p>
          </table:table-cell>
          <table:table-cell table:formula="of:=([.B37]/[.$B$55]) * 100" office:value-type="float" office:value="0.00887538211246103">
            <text:p>0.01</text:p>
          </table:table-cell>
          <table:table-cell table:number-columns-repeated="2"/>
          <table:table-cell table:style-name="ce2" table:formula="of:=[.C37]/[.$C$33]*100" office:value-type="float" office:value="0.634572872256434">
            <text:p>0.6345728723</text:p>
          </table:table-cell>
          <table:table-cell/>
        </table:table-row>
        <table:table-row table:style-name="ro1">
          <table:table-cell office:value-type="string">
            <text:p><text:tab/><text:tab/><text:tab/>Branch 2.1.2.2.1</text:p>
          </table:table-cell>
          <table:table-cell office:value-type="float" office:value="1286">
            <text:p>1286</text:p>
          </table:table-cell>
          <table:table-cell table:formula="of:=([.B38]/[.$B$55]) * 100" office:value-type="float" office:value="0.00887538211246103">
            <text:p>0.01</text:p>
          </table:table-cell>
          <table:table-cell table:number-columns-repeated="3"/>
          <table:table-cell table:style-name="ce2" table:formula="of:=[.C38]/[.$C$37]*100" office:value-type="float" office:value="100">
            <text:p>100</text:p>
          </table:table-cell>
        </table:table-row>
        <table:table-row table:style-name="ro1">
          <table:table-cell office:value-type="string">
            <text:p><text:tab/><text:tab/><text:tab/>Branch 2.1.2.2.2</text:p>
          </table:table-cell>
          <table:table-cell office:value-type="float" office:value="0">
            <text:p>0</text:p>
          </table:table-cell>
          <table:table-cell table:formula="of:=([.B39]/[.$B$55]) * 100" office:value-type="float" office:value="0">
            <text:p>0.00</text:p>
          </table:table-cell>
          <table:table-cell table:number-columns-repeated="3"/>
          <table:table-cell table:style-name="ce2" table:formula="of:=[.C39]/[.$C$34]*100" office:value-type="float" office:value="0">
            <text:p>0</text:p>
          </table:table-cell>
        </table:table-row>
        <table:table-row table:style-name="ro1">
          <table:table-cell office:value-type="string">
            <text:p><text:tab/><text:tab/>Branch 2.1.3</text:p>
          </table:table-cell>
          <table:table-cell office:value-type="float" office:value="1512">
            <text:p>1512</text:p>
          </table:table-cell>
          <table:table-cell table:formula="of:=([.B40]/[.$B$55]) * 100" office:value-type="float" office:value="0.0104351304463772">
            <text:p>0.01</text:p>
          </table:table-cell>
          <table:table-cell/>
          <table:table-cell table:style-name="ce2" table:formula="of:=[.C40]/[.$C$25]*100" office:value-type="float" office:value="0.676582720292112">
            <text:p>0.6765827203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3.1</text:p>
          </table:table-cell>
          <table:table-cell office:value-type="float" office:value="2">
            <text:p>2</text:p>
          </table:table-cell>
          <table:table-cell table:formula="of:=([.B41]/[.$B$55]) * 100" office:value-type="float" office:value="0.000013803082601028">
            <text:p>0.00</text:p>
          </table:table-cell>
          <table:table-cell table:number-columns-repeated="2"/>
          <table:table-cell table:style-name="ce2" table:formula="of:=[.C41]/[.$C$40]*100" office:value-type="float" office:value="0.132275132275132">
            <text:p>0.1322751323</text:p>
          </table:table-cell>
          <table:table-cell/>
        </table:table-row>
        <table:table-row table:style-name="ro1">
          <table:table-cell office:value-type="string">
            <text:p><text:tab/><text:tab/><text:tab/>Branch 2.1.3.1.1</text:p>
          </table:table-cell>
          <table:table-cell office:value-type="float" office:value="1">
            <text:p>1</text:p>
          </table:table-cell>
          <table:table-cell table:formula="of:=([.B42]/[.$B$55]) * 100" office:value-type="float" office:value="0.00000690154130051402">
            <text:p>0.00</text:p>
          </table:table-cell>
          <table:table-cell table:number-columns-repeated="3"/>
          <table:table-cell table:style-name="ce2" table:formula="of:=[.C42]/[.$C$41]*100" office:value-type="float" office:value="50">
            <text:p>50</text:p>
          </table:table-cell>
        </table:table-row>
        <table:table-row table:style-name="ro1">
          <table:table-cell office:value-type="string">
            <text:p><text:tab/><text:tab/><text:tab/>Branch 2.1.3.1.2</text:p>
          </table:table-cell>
          <table:table-cell office:value-type="float" office:value="1">
            <text:p>1</text:p>
          </table:table-cell>
          <table:table-cell table:formula="of:=([.B43]/[.$B$55]) * 100" office:value-type="float" office:value="0.00000690154130051402">
            <text:p>0.00</text:p>
          </table:table-cell>
          <table:table-cell table:number-columns-repeated="3"/>
          <table:table-cell table:style-name="ce2" table:formula="of:=[.C43]/[.$C$41]*100" office:value-type="float" office:value="50">
            <text:p>50</text:p>
          </table:table-cell>
        </table:table-row>
        <table:table-row table:style-name="ro1">
          <table:table-cell office:value-type="string">
            <text:p><text:tab/><text:tab/><text:tab/>Branch 2.1.3.2</text:p>
          </table:table-cell>
          <table:table-cell office:value-type="float" office:value="1510">
            <text:p>1510</text:p>
          </table:table-cell>
          <table:table-cell table:formula="of:=([.B44]/[.$B$55]) * 100" office:value-type="float" office:value="0.0104213273637762">
            <text:p>0.01</text:p>
          </table:table-cell>
          <table:table-cell table:number-columns-repeated="2"/>
          <table:table-cell table:style-name="ce2" table:formula="of:=[.C44]/[.$C$40]*100" office:value-type="float" office:value="99.8677248677249">
            <text:p>99.8677248677</text:p>
          </table:table-cell>
          <table:table-cell/>
        </table:table-row>
        <table:table-row table:style-name="ro1">
          <table:table-cell office:value-type="string">
            <text:p><text:tab/><text:tab/><text:tab/>Branch 2.1.3.2.1</text:p>
          </table:table-cell>
          <table:table-cell office:value-type="float" office:value="1510">
            <text:p>1510</text:p>
          </table:table-cell>
          <table:table-cell table:formula="of:=([.B45]/[.$B$55]) * 100" office:value-type="float" office:value="0.0104213273637762">
            <text:p>0.01</text:p>
          </table:table-cell>
          <table:table-cell table:number-columns-repeated="3"/>
          <table:table-cell table:style-name="ce2" table:formula="of:=[.C45]/[.$C$44]*100" office:value-type="float" office:value="100">
            <text:p>100</text:p>
          </table:table-cell>
        </table:table-row>
        <table:table-row table:style-name="ro1">
          <table:table-cell office:value-type="string">
            <text:p><text:tab/><text:tab/><text:tab/>Branch 2.1.3.2.2</text:p>
          </table:table-cell>
          <table:table-cell office:value-type="float" office:value="0">
            <text:p>0</text:p>
          </table:table-cell>
          <table:table-cell table:formula="of:=([.B46]/[.$B$55]) * 100" office:value-type="float" office:value="0">
            <text:p>0.00</text:p>
          </table:table-cell>
          <table:table-cell table:number-columns-repeated="3"/>
          <table:table-cell table:style-name="ce2" table:formula="of:=[.C46]/[.$C$44]*100" office:value-type="float" office:value="0">
            <text:p>0</text:p>
          </table:table-cell>
        </table:table-row>
        <table:table-row table:style-name="ro1">
          <table:table-cell office:value-type="string">
            <text:p><text:tab/>Branch 2.2</text:p>
          </table:table-cell>
          <table:table-cell office:value-type="float" office:value="12521016">
            <text:p>12521016</text:p>
          </table:table-cell>
          <table:table-cell table:formula="of:=([.B47]/[.$B$55]) * 100" office:value-type="float" office:value="86.4143090483969">
            <text:p>86.41</text:p>
          </table:table-cell>
          <table:table-cell table:style-name="ce2" table:formula="of:=[.C47]/[.$C$24]*100" office:value-type="float" office:value="98.2464895423058">
            <text:p>98.2464895423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2.2.1</text:p>
          </table:table-cell>
          <table:table-cell office:value-type="float" office:value="5412467">
            <text:p>5412467</text:p>
          </table:table-cell>
          <table:table-cell table:formula="of:=([.B48]/[.$B$55]) * 100" office:value-type="float" office:value="37.3543645381692">
            <text:p>37.35</text:p>
          </table:table-cell>
          <table:table-cell/>
          <table:table-cell table:formula="of:=[.C48]/[.$C$47]*100" office:value-type="float" office:value="43.2270592098916">
            <text:p>43.2270592099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2.1.1</text:p>
          </table:table-cell>
          <table:table-cell office:value-type="float" office:value="1254249">
            <text:p>1254249</text:p>
          </table:table-cell>
          <table:table-cell table:formula="of:=([.B49]/[.$B$55]) * 100" office:value-type="float" office:value="8.65625127462841">
            <text:p>8.66</text:p>
          </table:table-cell>
          <table:table-cell table:number-columns-repeated="2"/>
          <table:table-cell table:formula="of:=[.C49]/[.$C$48]*100" office:value-type="float" office:value="23.1733329736699">
            <text:p>23.1733329737</text:p>
          </table:table-cell>
          <table:table-cell/>
        </table:table-row>
        <table:table-row table:style-name="ro1">
          <table:table-cell office:value-type="string">
            <text:p><text:tab/><text:tab/><text:tab/>Branch 2.2.1.2</text:p>
          </table:table-cell>
          <table:table-cell office:value-type="float" office:value="4158218">
            <text:p>4158218</text:p>
          </table:table-cell>
          <table:table-cell table:formula="of:=([.B50]/[.$B$55]) * 100" office:value-type="float" office:value="28.6981132635408">
            <text:p>28.70</text:p>
          </table:table-cell>
          <table:table-cell table:number-columns-repeated="2"/>
          <table:table-cell table:formula="of:=[.C50]/[.$C$48]*100" office:value-type="float" office:value="76.8266670263301">
            <text:p>76.8266670263</text:p>
          </table:table-cell>
          <table:table-cell/>
        </table:table-row>
        <table:table-row table:style-name="ro1">
          <table:table-cell office:value-type="string">
            <text:p><text:tab/><text:tab/>Branch 2.2.2</text:p>
          </table:table-cell>
          <table:table-cell table:formula="of:=[.B52]+[.B53]" office:value-type="float" office:value="7108549">
            <text:p>7108549</text:p>
          </table:table-cell>
          <table:table-cell table:formula="of:=([.B51]/[.$B$55]) * 100" office:value-type="float" office:value="49.0599445102276">
            <text:p>49.06</text:p>
          </table:table-cell>
          <table:table-cell/>
          <table:table-cell table:style-name="ce2" table:formula="of:=[.C51]/[.$C$47]*100" office:value-type="float" office:value="56.7729407901084">
            <text:p>56.7729407901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2.2.1</text:p>
          </table:table-cell>
          <table:table-cell office:value-type="float" office:value="2235374">
            <text:p>2235374</text:p>
          </table:table-cell>
          <table:table-cell table:formula="of:=([.B52]/[.$B$55]) * 100" office:value-type="float" office:value="15.4275259830952">
            <text:p>15.43</text:p>
          </table:table-cell>
          <table:table-cell table:number-columns-repeated="2"/>
          <table:table-cell table:style-name="ce2" table:formula="of:=[.C52]/[.$C$51]*100" office:value-type="float" office:value="31.4462768702867">
            <text:p>31.4462768703</text:p>
          </table:table-cell>
          <table:table-cell/>
        </table:table-row>
        <table:table-row table:style-name="ro1">
          <table:table-cell office:value-type="string">
            <text:p><text:tab/><text:tab/><text:tab/>Branch 2.2.2.2</text:p>
          </table:table-cell>
          <table:table-cell office:value-type="float" office:value="4873175">
            <text:p>4873175</text:p>
          </table:table-cell>
          <table:table-cell table:formula="of:=([.B53]/[.$B$55]) * 100" office:value-type="float" office:value="33.6324185271324">
            <text:p>33.63</text:p>
          </table:table-cell>
          <table:table-cell table:number-columns-repeated="2"/>
          <table:table-cell table:style-name="ce2" table:formula="of:=[.C53]/[.$C$51]*100" office:value-type="float" office:value="68.5537231297132">
            <text:p>68.55372312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[.B24]+[.B2]" office:value-type="float" office:value="14489517">
            <text:p>14489517</text:p>
          </table:table-cell>
          <table:table-cell table:number-columns-repeated="5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number-columns-repeated="4" table:default-cell-style-name="Default"/>
        <table:table-row table:style-name="ro1">
          <table:table-cell office:value-type="string">
            <text:p>Branch</text:p>
          </table:table-cell>
          <table:table-cell office:value-type="float" office:value="1">
            <text:p>1</text:p>
          </table:table-cell>
          <table:table-cell/>
          <table:table-cell office:value-type="float" office:value="9188942">
            <text:p>9188942</text:p>
          </table:table-cell>
        </table:table-row>
        <table:table-row table:style-name="ro1">
          <table:table-cell office:value-type="string">
            <text:p><text:tab/>Branch</text:p>
          </table:table-cell>
          <table:table-cell office:value-type="float" office:value="1.1">
            <text:p>1.1</text:p>
          </table:table-cell>
          <table:table-cell/>
          <table:table-cell office:value-type="float" office:value="752059">
            <text:p>752059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1.1</text:p>
          </table:table-cell>
          <table:table-cell/>
          <table:table-cell office:value-type="float" office:value="490089">
            <text:p>49008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1.1.1</text:p>
          </table:table-cell>
          <table:table-cell/>
          <table:table-cell office:value-type="float" office:value="214819">
            <text:p>21481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1.1.2</text:p>
          </table:table-cell>
          <table:table-cell/>
          <table:table-cell office:value-type="float" office:value="275270">
            <text:p>275270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1.2</text:p>
          </table:table-cell>
          <table:table-cell/>
          <table:table-cell office:value-type="float" office:value="261970">
            <text:p>261970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1.2.1</text:p>
          </table:table-cell>
          <table:table-cell/>
          <table:table-cell office:value-type="float" office:value="57438">
            <text:p>57438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1.2.2</text:p>
          </table:table-cell>
          <table:table-cell/>
          <table:table-cell office:value-type="float" office:value="204532">
            <text:p>204532</text:p>
          </table:table-cell>
        </table:table-row>
        <table:table-row table:style-name="ro1">
          <table:table-cell office:value-type="string">
            <text:p><text:tab/>Branch</text:p>
          </table:table-cell>
          <table:table-cell office:value-type="float" office:value="1.2">
            <text:p>1.2</text:p>
          </table:table-cell>
          <table:table-cell/>
          <table:table-cell office:value-type="float" office:value="6518937">
            <text:p>6518937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2.1</text:p>
          </table:table-cell>
          <table:table-cell/>
          <table:table-cell office:value-type="float" office:value="4017515">
            <text:p>4017515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2.1.1</text:p>
          </table:table-cell>
          <table:table-cell/>
          <table:table-cell office:value-type="float" office:value="1319498">
            <text:p>1319498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2.1.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2.2</text:p>
          </table:table-cell>
          <table:table-cell/>
          <table:table-cell office:value-type="float" office:value="2501422">
            <text:p>2501422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2.2.1</text:p>
          </table:table-cell>
          <table:table-cell/>
          <table:table-cell office:value-type="float" office:value="1534603">
            <text:p>1534603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2.2.2</text:p>
          </table:table-cell>
          <table:table-cell/>
          <table:table-cell office:value-type="float" office:value="966819">
            <text:p>966819</text:p>
          </table:table-cell>
        </table:table-row>
        <table:table-row table:style-name="ro1">
          <table:table-cell office:value-type="string">
            <text:p><text:tab/>Branch</text:p>
          </table:table-cell>
          <table:table-cell office:value-type="float" office:value="1.3">
            <text:p>1.3</text:p>
          </table:table-cell>
          <table:table-cell/>
          <table:table-cell office:value-type="float" office:value="1917946">
            <text:p>1917946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3.1</text:p>
          </table:table-cell>
          <table:table-cell/>
          <table:table-cell office:value-type="float" office:value="1101896">
            <text:p>1101896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3.1.1</text:p>
          </table:table-cell>
          <table:table-cell/>
          <table:table-cell office:value-type="float" office:value="478601">
            <text:p>478601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3.1.2</text:p>
          </table:table-cell>
          <table:table-cell/>
          <table:table-cell office:value-type="float" office:value="623295">
            <text:p>623295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1.3.2</text:p>
          </table:table-cell>
          <table:table-cell/>
          <table:table-cell office:value-type="float" office:value="816050">
            <text:p>816050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3.2.1</text:p>
          </table:table-cell>
          <table:table-cell/>
          <table:table-cell office:value-type="float" office:value="367089">
            <text:p>36708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1.3.2.2</text:p>
          </table:table-cell>
          <table:table-cell/>
          <table:table-cell office:value-type="float" office:value="448961">
            <text:p>448961</text:p>
          </table:table-cell>
        </table:table-row>
        <table:table-row table:style-name="ro1">
          <table:table-cell office:value-type="string">
            <text:p>Branch</text:p>
          </table:table-cell>
          <table:table-cell office:value-type="float" office:value="2">
            <text:p>2</text:p>
          </table:table-cell>
          <table:table-cell/>
          <table:table-cell office:value-type="float" office:value="19791058">
            <text:p>19791058</text:p>
          </table:table-cell>
        </table:table-row>
        <table:table-row table:style-name="ro1">
          <table:table-cell office:value-type="string">
            <text:p><text:tab/>Branch</text:p>
          </table:table-cell>
          <table:table-cell office:value-type="float" office:value="2.1">
            <text:p>2.1</text:p>
          </table:table-cell>
          <table:table-cell/>
          <table:table-cell office:value-type="float" office:value="419922">
            <text:p>419922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2.1.1</text:p>
          </table:table-cell>
          <table:table-cell/>
          <table:table-cell office:value-type="float" office:value="27131">
            <text:p>27131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1</text:p>
          </table:table-cell>
          <table:table-cell/>
          <table:table-cell office:value-type="float" office:value="8897">
            <text:p>8897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1.1</text:p>
          </table:table-cell>
          <table:table-cell/>
          <table:table-cell office:value-type="float" office:value="5023">
            <text:p>5023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1.2</text:p>
          </table:table-cell>
          <table:table-cell/>
          <table:table-cell office:value-type="float" office:value="3874">
            <text:p>3874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2</text:p>
          </table:table-cell>
          <table:table-cell/>
          <table:table-cell office:value-type="float" office:value="18234">
            <text:p>18234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2.1</text:p>
          </table:table-cell>
          <table:table-cell/>
          <table:table-cell office:value-type="float" office:value="12731">
            <text:p>12731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1.2.2</text:p>
          </table:table-cell>
          <table:table-cell/>
          <table:table-cell office:value-type="float" office:value="5503">
            <text:p>5503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2.1.2</text:p>
          </table:table-cell>
          <table:table-cell/>
          <table:table-cell office:value-type="float" office:value="372862">
            <text:p>372862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1</text:p>
          </table:table-cell>
          <table:table-cell/>
          <table:table-cell office:value-type="float" office:value="360879">
            <text:p>36087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1.1</text:p>
          </table:table-cell>
          <table:table-cell/>
          <table:table-cell office:value-type="float" office:value="157004">
            <text:p>157004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1.2</text:p>
          </table:table-cell>
          <table:table-cell/>
          <table:table-cell office:value-type="float" office:value="203875">
            <text:p>203875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2</text:p>
          </table:table-cell>
          <table:table-cell/>
          <table:table-cell office:value-type="float" office:value="11983">
            <text:p>11983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2.1</text:p>
          </table:table-cell>
          <table:table-cell/>
          <table:table-cell office:value-type="float" office:value="11983">
            <text:p>11983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2.2.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2.1.3</text:p>
          </table:table-cell>
          <table:table-cell/>
          <table:table-cell office:value-type="float" office:value="19929">
            <text:p>1992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1</text:p>
          </table:table-cell>
          <table:table-cell/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1.1</text:p>
          </table:table-cell>
          <table:table-cell/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1.2</text:p>
          </table:table-cell>
          <table:table-cell/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2</text:p>
          </table:table-cell>
          <table:table-cell/>
          <table:table-cell office:value-type="float" office:value="18868">
            <text:p>18868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2.1</text:p>
          </table:table-cell>
          <table:table-cell/>
          <table:table-cell office:value-type="float" office:value="18868">
            <text:p>18868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1.3.2.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tab/>Branch</text:p>
          </table:table-cell>
          <table:table-cell office:value-type="float" office:value="2.2">
            <text:p>2.2</text:p>
          </table:table-cell>
          <table:table-cell/>
          <table:table-cell office:value-type="float" office:value="19371136">
            <text:p>19371136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2.2.1</text:p>
          </table:table-cell>
          <table:table-cell/>
          <table:table-cell office:value-type="float" office:value="7862996">
            <text:p>7862996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2.1.1</text:p>
          </table:table-cell>
          <table:table-cell/>
          <table:table-cell office:value-type="float" office:value="1731981">
            <text:p>1731981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2.1.2</text:p>
          </table:table-cell>
          <table:table-cell/>
          <table:table-cell office:value-type="float" office:value="6131015">
            <text:p>6131015</text:p>
          </table:table-cell>
        </table:table-row>
        <table:table-row table:style-name="ro1">
          <table:table-cell office:value-type="string">
            <text:p><text:tab/><text:tab/>Branch</text:p>
          </table:table-cell>
          <table:table-cell office:value-type="string">
            <text:p>2.2.2</text:p>
          </table:table-cell>
          <table:table-cell/>
          <table:table-cell office:value-type="float" office:value="11508140">
            <text:p>11508140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2.2.1</text:p>
          </table:table-cell>
          <table:table-cell/>
          <table:table-cell office:value-type="float" office:value="3657299">
            <text:p>3657299</text:p>
          </table:table-cell>
        </table:table-row>
        <table:table-row table:style-name="ro1">
          <table:table-cell office:value-type="string">
            <text:p><text:tab/><text:tab/><text:tab/>Branch</text:p>
          </table:table-cell>
          <table:table-cell office:value-type="string">
            <text:p>2.2.2.2</text:p>
          </table:table-cell>
          <table:table-cell/>
          <table:table-cell office:value-type="float" office:value="7850841">
            <text:p>7850841</text:p>
          </table:table-cell>
        </table:table-row>
      </table:table>
      <table:table table:name="TEST RESUL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Count</text:p>
          </table:table-cell>
          <table:table-cell office:value-type="string">
            <text:p>% Total</text:p>
          </table:table-cell>
          <table:table-cell office:value-type="string">
            <text:p>% Parent</text:p>
          </table:table-cell>
          <table:table-cell table:number-columns-repeated="3"/>
        </table:table-row>
        <table:table-row table:style-name="ro1">
          <table:table-cell office:value-type="string">
            <text:p>Branch 1</text:p>
          </table:table-cell>
          <table:table-cell office:value-type="float" office:value="9188942">
            <text:p>9188942</text:p>
          </table:table-cell>
          <table:table-cell table:formula="of:=([.B2]/[.$B$55]) * 100" office:value-type="float" office:value="31.7078743961353">
            <text:p>31.71</text:p>
          </table:table-cell>
          <table:table-cell table:number-columns-repeated="4"/>
        </table:table-row>
        <table:table-row table:style-name="ro1">
          <table:table-cell office:value-type="string">
            <text:p><text:tab/>Branch 1.1</text:p>
          </table:table-cell>
          <table:table-cell office:value-type="float" office:value="752059">
            <text:p>752059</text:p>
          </table:table-cell>
          <table:table-cell table:formula="of:=([.B3]/[.$B$55]) * 100" office:value-type="float" office:value="2.59509661835749">
            <text:p>2.60</text:p>
          </table:table-cell>
          <table:table-cell table:formula="of:=[.C3]/([.$C$2])*100" office:value-type="float" office:value="8.1843916307231">
            <text:p>8.1843916307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1.1</text:p>
          </table:table-cell>
          <table:table-cell office:value-type="float" office:value="490089">
            <text:p>490089</text:p>
          </table:table-cell>
          <table:table-cell table:formula="of:=([.B4]/[.$B$55]) * 100" office:value-type="float" office:value="1.69112836438923">
            <text:p>1.69</text:p>
          </table:table-cell>
          <table:table-cell/>
          <table:table-cell table:formula="of:=[.C4]/[.$C$3]*100" office:value-type="float" office:value="65.1662967932037">
            <text:p>65.1662967932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1.1.1</text:p>
          </table:table-cell>
          <table:table-cell office:value-type="float" office:value="214819">
            <text:p>214819</text:p>
          </table:table-cell>
          <table:table-cell table:formula="of:=([.B5]/[.$B$55]) * 100" office:value-type="float" office:value="0.741266390614217">
            <text:p>0.74</text:p>
          </table:table-cell>
          <table:table-cell table:number-columns-repeated="2"/>
          <table:table-cell table:formula="of:=[.C5]/[.$C$4]*100" office:value-type="float" office:value="43.8326508042417">
            <text:p>43.8326508042</text:p>
          </table:table-cell>
          <table:table-cell/>
        </table:table-row>
        <table:table-row table:style-name="ro1">
          <table:table-cell office:value-type="string">
            <text:p><text:tab/><text:tab/><text:tab/>Branch 1.1.1.2</text:p>
          </table:table-cell>
          <table:table-cell office:value-type="float" office:value="275270">
            <text:p>275270</text:p>
          </table:table-cell>
          <table:table-cell table:formula="of:=([.B6]/[.$B$55]) * 100" office:value-type="float" office:value="0.949861973775017">
            <text:p>0.95</text:p>
          </table:table-cell>
          <table:table-cell table:number-columns-repeated="2"/>
          <table:table-cell table:style-name="ce2" table:formula="of:=[.C6]/[.$C$4]*100" office:value-type="float" office:value="56.1673491957583">
            <text:p>56.1673491958</text:p>
          </table:table-cell>
          <table:table-cell/>
        </table:table-row>
        <table:table-row table:style-name="ro1">
          <table:table-cell office:value-type="string">
            <text:p><text:tab/><text:tab/>Branch 1.1.2</text:p>
          </table:table-cell>
          <table:table-cell office:value-type="float" office:value="261970">
            <text:p>261970</text:p>
          </table:table-cell>
          <table:table-cell table:formula="of:=([.B7]/[.$B$55]) * 100" office:value-type="float" office:value="0.903968253968254">
            <text:p>0.90</text:p>
          </table:table-cell>
          <table:table-cell/>
          <table:table-cell table:style-name="ce2" table:formula="of:=[.C7]/[.$C$3]*100" office:value-type="float" office:value="34.8337032067963">
            <text:p>34.8337032068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1.2.1</text:p>
          </table:table-cell>
          <table:table-cell office:value-type="float" office:value="57438">
            <text:p>57438</text:p>
          </table:table-cell>
          <table:table-cell table:formula="of:=([.B8]/[.$B$55]) * 100" office:value-type="float" office:value="0.198198757763975">
            <text:p>0.20</text:p>
          </table:table-cell>
          <table:table-cell table:number-columns-repeated="2"/>
          <table:table-cell table:style-name="ce2" table:formula="of:=[.C8]/[.$C$7]*100" office:value-type="float" office:value="21.9254113066382">
            <text:p>21.9254113066</text:p>
          </table:table-cell>
          <table:table-cell/>
        </table:table-row>
        <table:table-row table:style-name="ro1">
          <table:table-cell office:value-type="string">
            <text:p><text:tab/><text:tab/><text:tab/>Branch 1.1.2.2</text:p>
          </table:table-cell>
          <table:table-cell office:value-type="float" office:value="204532">
            <text:p>204532</text:p>
          </table:table-cell>
          <table:table-cell table:formula="of:=([.B9]/[.$B$55]) * 100" office:value-type="float" office:value="0.705769496204279">
            <text:p>0.71</text:p>
          </table:table-cell>
          <table:table-cell table:number-columns-repeated="2"/>
          <table:table-cell table:style-name="ce2" table:formula="of:=[.C9]/[.$C$7]*100" office:value-type="float" office:value="78.0745886933618">
            <text:p>78.0745886934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<text:tab/>Branch 1.2</text:p>
          </table:table-cell>
          <table:table-cell office:value-type="float" office:value="6518937">
            <text:p>6518937</text:p>
          </table:table-cell>
          <table:table-cell table:formula="of:=([.B10]/[.$B$55]) * 100" office:value-type="float" office:value="22.4946066252588">
            <text:p>22.49</text:p>
          </table:table-cell>
          <table:table-cell table:style-name="ce2" table:formula="of:=[.C10]/([.$C$2])*100" office:value-type="float" office:value="70.9432816095694">
            <text:p>70.9432816096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2.1</text:p>
          </table:table-cell>
          <table:table-cell office:value-type="float" office:value="4017515">
            <text:p>4017515</text:p>
          </table:table-cell>
          <table:table-cell table:formula="of:=([.B11]/[.$B$55]) * 100" office:value-type="float" office:value="13.863060731539">
            <text:p>13.86</text:p>
          </table:table-cell>
          <table:table-cell/>
          <table:table-cell table:formula="of:=[.C11]/[.$C$10]*100" office:value-type="float" office:value="61.6283759146622">
            <text:p>61.6283759147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2.1.1</text:p>
          </table:table-cell>
          <table:table-cell office:value-type="float" office:value="1319498">
            <text:p>1319498</text:p>
          </table:table-cell>
          <table:table-cell table:formula="of:=([.B12]/[.$B$55]) * 100" office:value-type="float" office:value="4.55313319530711">
            <text:p>4.55</text:p>
          </table:table-cell>
          <table:table-cell table:number-columns-repeated="2"/>
          <table:table-cell table:formula="of:=[.C12]/[.$C$11]*100" office:value-type="float" office:value="32.8436359291751">
            <text:p>32.8436359292</text:p>
          </table:table-cell>
          <table:table-cell/>
        </table:table-row>
        <table:table-row table:style-name="ro1">
          <table:table-cell office:value-type="string">
            <text:p><text:tab/><text:tab/><text:tab/>Branch 1.2.1.2</text:p>
          </table:table-cell>
          <table:table-cell table:formula="of:=[.B11]-[.B12]" office:value-type="float" office:value="2698017">
            <text:p>2698017</text:p>
          </table:table-cell>
          <table:table-cell table:formula="of:=([.B13]/[.$B$55]) * 100" office:value-type="float" office:value="9.30992753623188">
            <text:p>9.31</text:p>
          </table:table-cell>
          <table:table-cell table:number-columns-repeated="2"/>
          <table:table-cell table:style-name="ce2" table:formula="of:=[.C13]/[.$C$11]*100" office:value-type="float" office:value="67.1563640708249">
            <text:p>67.1563640708</text:p>
          </table:table-cell>
          <table:table-cell/>
        </table:table-row>
        <table:table-row table:style-name="ro1">
          <table:table-cell office:value-type="string">
            <text:p><text:tab/><text:tab/>Branch 1.2.2</text:p>
          </table:table-cell>
          <table:table-cell office:value-type="float" office:value="2501422">
            <text:p>2501422</text:p>
          </table:table-cell>
          <table:table-cell table:formula="of:=([.B14]/[.$B$55]) * 100" office:value-type="float" office:value="8.63154589371981">
            <text:p>8.63</text:p>
          </table:table-cell>
          <table:table-cell/>
          <table:table-cell table:formula="of:=[.C14]/[.$C$10]*100" office:value-type="float" office:value="38.3716240853378">
            <text:p>38.3716240853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2.1.1</text:p>
          </table:table-cell>
          <table:table-cell office:value-type="float" office:value="1534603">
            <text:p>1534603</text:p>
          </table:table-cell>
          <table:table-cell table:formula="of:=([.B15]/[.$B$55]) * 100" office:value-type="float" office:value="5.29538647342995">
            <text:p>5.30</text:p>
          </table:table-cell>
          <table:table-cell table:number-columns-repeated="2"/>
          <table:table-cell table:formula="of:=[.C15]/[.$C$11]*100" office:value-type="float" office:value="38.1978163118246">
            <text:p>38.1978163118</text:p>
          </table:table-cell>
          <table:table-cell/>
        </table:table-row>
        <table:table-row table:style-name="ro1">
          <table:table-cell office:value-type="string">
            <text:p><text:tab/><text:tab/><text:tab/>Branch 1.2.1.2</text:p>
          </table:table-cell>
          <table:table-cell office:value-type="float" office:value="966819">
            <text:p>966819</text:p>
          </table:table-cell>
          <table:table-cell table:formula="of:=([.B16]/[.$B$55]) * 100" office:value-type="float" office:value="3.33615942028986">
            <text:p>3.34</text:p>
          </table:table-cell>
          <table:table-cell table:number-columns-repeated="2"/>
          <table:table-cell table:style-name="ce2" table:formula="of:=[.C16]/[.$C$11]*100" office:value-type="float" office:value="24.0650999436219">
            <text:p>24.0650999436</text:p>
          </table:table-cell>
          <table:table-cell/>
        </table:table-row>
        <table:table-row table:style-name="ro1">
          <table:table-cell office:value-type="string">
            <text:p><text:tab/>Branch 1.3</text:p>
          </table:table-cell>
          <table:table-cell office:value-type="float" office:value="1917946">
            <text:p>1917946</text:p>
          </table:table-cell>
          <table:table-cell table:formula="of:=([.B17]/[.$B$55]) * 100" office:value-type="float" office:value="6.61817115251898">
            <text:p>6.62</text:p>
          </table:table-cell>
          <table:table-cell table:formula="of:=[.C17]/([.$C$2])*100" office:value-type="float" office:value="20.8723267597075">
            <text:p>20.8723267597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1.3.1</text:p>
          </table:table-cell>
          <table:table-cell office:value-type="float" office:value="1101896">
            <text:p>1101896</text:p>
          </table:table-cell>
          <table:table-cell table:formula="of:=([.B18]/[.$B$55]) * 100" office:value-type="float" office:value="3.80226363008972">
            <text:p>3.80</text:p>
          </table:table-cell>
          <table:table-cell/>
          <table:table-cell table:formula="of:=[.C18]/[.$C$17]*100" office:value-type="float" office:value="57.4518782072071">
            <text:p>57.4518782072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3.1.1</text:p>
          </table:table-cell>
          <table:table-cell office:value-type="float" office:value="478601">
            <text:p>478601</text:p>
          </table:table-cell>
          <table:table-cell table:formula="of:=([.B19]/[.$B$55]) * 100" office:value-type="float" office:value="1.65148723257419">
            <text:p>1.65</text:p>
          </table:table-cell>
          <table:table-cell table:number-columns-repeated="2"/>
          <table:table-cell table:formula="of:=[.C19]/[.$C$18]*100" office:value-type="float" office:value="43.4343168502291">
            <text:p>43.4343168502</text:p>
          </table:table-cell>
          <table:table-cell/>
        </table:table-row>
        <table:table-row table:style-name="ro1">
          <table:table-cell office:value-type="string">
            <text:p><text:tab/><text:tab/><text:tab/>Branch 1.3.1.2</text:p>
          </table:table-cell>
          <table:table-cell office:value-type="float" office:value="623295">
            <text:p>623295</text:p>
          </table:table-cell>
          <table:table-cell table:formula="of:=([.B20]/[.$B$55]) * 100" office:value-type="float" office:value="2.15077639751553">
            <text:p>2.15</text:p>
          </table:table-cell>
          <table:table-cell table:number-columns-repeated="2"/>
          <table:table-cell table:formula="of:=[.C20]/[.$C$18]*100" office:value-type="float" office:value="56.5656831497709">
            <text:p>56.5656831498</text:p>
          </table:table-cell>
          <table:table-cell/>
        </table:table-row>
        <table:table-row table:style-name="ro1">
          <table:table-cell office:value-type="string">
            <text:p><text:tab/><text:tab/>Branch 1.3.2</text:p>
          </table:table-cell>
          <table:table-cell office:value-type="float" office:value="816050">
            <text:p>816050</text:p>
          </table:table-cell>
          <table:table-cell table:formula="of:=([.B21]/[.$B$55]) * 100" office:value-type="float" office:value="2.81590752242926">
            <text:p>2.82</text:p>
          </table:table-cell>
          <table:table-cell/>
          <table:table-cell table:style-name="ce2" table:formula="of:=[.C21]/[.$C$17]*100" office:value-type="float" office:value="42.5481217927929">
            <text:p>42.5481217928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1.3.2.1</text:p>
          </table:table-cell>
          <table:table-cell office:value-type="float" office:value="367089">
            <text:p>367089</text:p>
          </table:table-cell>
          <table:table-cell table:formula="of:=([.B22]/[.$B$55]) * 100" office:value-type="float" office:value="1.26669772256729">
            <text:p>1.27</text:p>
          </table:table-cell>
          <table:table-cell table:number-columns-repeated="2"/>
          <table:table-cell table:formula="of:=[.C22]/[.$C$21]*100" office:value-type="float" office:value="44.9836407082899">
            <text:p>44.9836407083</text:p>
          </table:table-cell>
          <table:table-cell/>
        </table:table-row>
        <table:table-row table:style-name="ro1">
          <table:table-cell office:value-type="string">
            <text:p><text:tab/><text:tab/><text:tab/>Branch 1.3.2.2</text:p>
          </table:table-cell>
          <table:table-cell office:value-type="float" office:value="448961">
            <text:p>448961</text:p>
          </table:table-cell>
          <table:table-cell table:formula="of:=([.B23]/[.$B$55]) * 100" office:value-type="float" office:value="1.54920979986197">
            <text:p>1.55</text:p>
          </table:table-cell>
          <table:table-cell table:number-columns-repeated="2"/>
          <table:table-cell table:formula="of:=[.C23]/[.$C$21]*100" office:value-type="float" office:value="55.0163592917101">
            <text:p>55.0163592917</text:p>
          </table:table-cell>
          <table:table-cell/>
        </table:table-row>
        <table:table-row table:style-name="ro1">
          <table:table-cell office:value-type="string">
            <text:p>Branch 2</text:p>
          </table:table-cell>
          <table:table-cell office:value-type="float" office:value="19791058">
            <text:p>19791058</text:p>
          </table:table-cell>
          <table:table-cell table:formula="of:=([.B24]/[.$B$55]) * 100" office:value-type="float" office:value="68.2921256038647">
            <text:p>68.29</text:p>
          </table:table-cell>
          <table:table-cell table:number-columns-repeated="4"/>
        </table:table-row>
        <table:table-row table:style-name="ro1">
          <table:table-cell office:value-type="string">
            <text:p><text:tab/>Branch 2.1</text:p>
          </table:table-cell>
          <table:table-cell office:value-type="float" office:value="419922">
            <text:p>419922</text:p>
          </table:table-cell>
          <table:table-cell table:formula="of:=([.B25]/[.$B$55]) * 100" office:value-type="float" office:value="1.44900621118012">
            <text:p>1.45</text:p>
          </table:table-cell>
          <table:table-cell table:formula="of:=[.C25]/[.$C$24]*100" office:value-type="float" office:value="2.12177641033643">
            <text:p>2.1217764103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2.1.1</text:p>
          </table:table-cell>
          <table:table-cell office:value-type="float" office:value="27131">
            <text:p>27131</text:p>
          </table:table-cell>
          <table:table-cell table:formula="of:=([.B26]/[.$B$55]) * 100" office:value-type="float" office:value="0.0936197377501725">
            <text:p>0.09</text:p>
          </table:table-cell>
          <table:table-cell/>
          <table:table-cell table:style-name="ce2" table:formula="of:=[.C26]/[.$C$25]*100" office:value-type="float" office:value="6.46096179766719">
            <text:p>6.4609617977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1.1</text:p>
          </table:table-cell>
          <table:table-cell office:value-type="float" office:value="8897">
            <text:p>8897</text:p>
          </table:table-cell>
          <table:table-cell table:formula="of:=([.B27]/[.$B$55]) * 100" office:value-type="float" office:value="0.0307004830917874">
            <text:p>0.03</text:p>
          </table:table-cell>
          <table:table-cell table:number-columns-repeated="2"/>
          <table:table-cell table:style-name="ce2" table:formula="of:=[.C27]/[.$C$26]*100" office:value-type="float" office:value="32.7927463049648">
            <text:p>32.792746305</text:p>
          </table:table-cell>
          <table:table-cell/>
        </table:table-row>
        <table:table-row table:style-name="ro1">
          <table:table-cell office:value-type="string">
            <text:p><text:tab/><text:tab/><text:tab/>Branch 2.1.1.1.1</text:p>
          </table:table-cell>
          <table:table-cell office:value-type="float" office:value="5023">
            <text:p>5023</text:p>
          </table:table-cell>
          <table:table-cell table:formula="of:=([.B28]/[.$B$55]) * 100" office:value-type="float" office:value="0.0173326432022084">
            <text:p>0.02</text:p>
          </table:table-cell>
          <table:table-cell table:number-columns-repeated="3"/>
          <table:table-cell table:style-name="ce2" table:formula="of:=[.C28]/[.$C$27]*100" office:value-type="float" office:value="56.4572327750927">
            <text:p>56.4572327751</text:p>
          </table:table-cell>
        </table:table-row>
        <table:table-row table:style-name="ro1">
          <table:table-cell office:value-type="string">
            <text:p><text:tab/><text:tab/><text:tab/>Branch 2.1.1.1.2</text:p>
          </table:table-cell>
          <table:table-cell office:value-type="float" office:value="3874">
            <text:p>3874</text:p>
          </table:table-cell>
          <table:table-cell table:formula="of:=([.B29]/[.$B$55]) * 100" office:value-type="float" office:value="0.013367839889579">
            <text:p>0.01</text:p>
          </table:table-cell>
          <table:table-cell table:number-columns-repeated="3"/>
          <table:table-cell table:style-name="ce2" table:formula="of:=[.C29]/[.$C$27]*100" office:value-type="float" office:value="43.5427672249073">
            <text:p>43.5427672249</text:p>
          </table:table-cell>
        </table:table-row>
        <table:table-row table:style-name="ro1">
          <table:table-cell office:value-type="string">
            <text:p><text:tab/><text:tab/><text:tab/>Branch 2.1.1.2</text:p>
          </table:table-cell>
          <table:table-cell office:value-type="float" office:value="18234">
            <text:p>18234</text:p>
          </table:table-cell>
          <table:table-cell table:formula="of:=([.B30]/[.$B$55]) * 100" office:value-type="float" office:value="0.0629192546583851">
            <text:p>0.06</text:p>
          </table:table-cell>
          <table:table-cell table:number-columns-repeated="2"/>
          <table:table-cell table:style-name="ce2" table:formula="of:=[.C30]/[.$C$26]*100" office:value-type="float" office:value="67.2072536950352">
            <text:p>67.207253695</text:p>
          </table:table-cell>
          <table:table-cell/>
        </table:table-row>
        <table:table-row table:style-name="ro1">
          <table:table-cell office:value-type="string">
            <text:p><text:tab/><text:tab/><text:tab/>Branch 2.1.1.2.1</text:p>
          </table:table-cell>
          <table:table-cell office:value-type="float" office:value="12731">
            <text:p>12731</text:p>
          </table:table-cell>
          <table:table-cell table:formula="of:=([.B31]/[.$B$55]) * 100" office:value-type="float" office:value="0.0439302967563837">
            <text:p>0.04</text:p>
          </table:table-cell>
          <table:table-cell table:number-columns-repeated="3"/>
          <table:table-cell table:style-name="ce2" table:formula="of:=[.C31]/[.$C$30]*100" office:value-type="float" office:value="69.8201162663157">
            <text:p>69.8201162663</text:p>
          </table:table-cell>
        </table:table-row>
        <table:table-row table:style-name="ro1">
          <table:table-cell office:value-type="string">
            <text:p><text:tab/><text:tab/><text:tab/>Branch 2.1.1.2.2</text:p>
          </table:table-cell>
          <table:table-cell office:value-type="float" office:value="5503">
            <text:p>5503</text:p>
          </table:table-cell>
          <table:table-cell table:formula="of:=([.B32]/[.$B$55]) * 100" office:value-type="float" office:value="0.0189889579020014">
            <text:p>0.02</text:p>
          </table:table-cell>
          <table:table-cell table:number-columns-repeated="3"/>
          <table:table-cell table:style-name="ce2" table:formula="of:=[.C32]/[.$C$30]*100" office:value-type="float" office:value="30.1798837336843">
            <text:p>30.1798837337</text:p>
          </table:table-cell>
        </table:table-row>
        <table:table-row table:style-name="ro1">
          <table:table-cell office:value-type="string">
            <text:p><text:tab/><text:tab/>Branch 2.1.2</text:p>
          </table:table-cell>
          <table:table-cell office:value-type="float" office:value="372862">
            <text:p>372862</text:p>
          </table:table-cell>
          <table:table-cell table:formula="of:=([.B33]/[.$B$55]) * 100" office:value-type="float" office:value="1.28661835748792">
            <text:p>1.29</text:p>
          </table:table-cell>
          <table:table-cell/>
          <table:table-cell table:style-name="ce2" table:formula="of:=[.C33]/[.$C$25]*100" office:value-type="float" office:value="88.7931568243626">
            <text:p>88.7931568244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2.1</text:p>
          </table:table-cell>
          <table:table-cell office:value-type="float" office:value="360879">
            <text:p>360879</text:p>
          </table:table-cell>
          <table:table-cell table:formula="of:=([.B34]/[.$B$55]) * 100" office:value-type="float" office:value="1.24526915113872">
            <text:p>1.25</text:p>
          </table:table-cell>
          <table:table-cell table:number-columns-repeated="2"/>
          <table:table-cell table:style-name="ce2" table:formula="of:=[.C34]/[.$C$33]*100" office:value-type="float" office:value="96.7862104478333">
            <text:p>96.7862104478</text:p>
          </table:table-cell>
          <table:table-cell/>
        </table:table-row>
        <table:table-row table:style-name="ro1">
          <table:table-cell office:value-type="string">
            <text:p><text:tab/><text:tab/><text:tab/>Branch 2.1.2.1.1</text:p>
          </table:table-cell>
          <table:table-cell office:value-type="float" office:value="157004">
            <text:p>157004</text:p>
          </table:table-cell>
          <table:table-cell table:formula="of:=([.B35]/[.$B$55]) * 100" office:value-type="float" office:value="0.541766735679779">
            <text:p>0.54</text:p>
          </table:table-cell>
          <table:table-cell table:number-columns-repeated="3"/>
          <table:table-cell table:style-name="ce2" table:formula="of:=[.C35]/[.$C$34]*100" office:value-type="float" office:value="43.5059950842249">
            <text:p>43.5059950842</text:p>
          </table:table-cell>
        </table:table-row>
        <table:table-row table:style-name="ro1">
          <table:table-cell office:value-type="string">
            <text:p><text:tab/><text:tab/><text:tab/>Branch 2.1.2.1.2</text:p>
          </table:table-cell>
          <table:table-cell office:value-type="float" office:value="203875">
            <text:p>203875</text:p>
          </table:table-cell>
          <table:table-cell table:formula="of:=([.B36]/[.$B$55]) * 100" office:value-type="float" office:value="0.703502415458937">
            <text:p>0.70</text:p>
          </table:table-cell>
          <table:table-cell table:number-columns-repeated="3"/>
          <table:table-cell table:style-name="ce2" table:formula="of:=[.C36]/[.$C$34]*100" office:value-type="float" office:value="56.4940049157751">
            <text:p>56.4940049158</text:p>
          </table:table-cell>
        </table:table-row>
        <table:table-row table:style-name="ro1">
          <table:table-cell office:value-type="string">
            <text:p><text:tab/><text:tab/><text:tab/>Branch 2.1.2.2</text:p>
          </table:table-cell>
          <table:table-cell office:value-type="float" office:value="11983">
            <text:p>11983</text:p>
          </table:table-cell>
          <table:table-cell table:formula="of:=([.B37]/[.$B$55]) * 100" office:value-type="float" office:value="0.0413492063492064">
            <text:p>0.04</text:p>
          </table:table-cell>
          <table:table-cell table:number-columns-repeated="2"/>
          <table:table-cell table:style-name="ce2" table:formula="of:=[.C37]/[.$C$33]*100" office:value-type="float" office:value="3.21378955216675">
            <text:p>3.2137895522</text:p>
          </table:table-cell>
          <table:table-cell/>
        </table:table-row>
        <table:table-row table:style-name="ro1">
          <table:table-cell office:value-type="string">
            <text:p><text:tab/><text:tab/><text:tab/>Branch 2.1.2.2.1</text:p>
          </table:table-cell>
          <table:table-cell office:value-type="float" office:value="11983">
            <text:p>11983</text:p>
          </table:table-cell>
          <table:table-cell table:formula="of:=([.B38]/[.$B$55]) * 100" office:value-type="float" office:value="0.0413492063492064">
            <text:p>0.04</text:p>
          </table:table-cell>
          <table:table-cell table:number-columns-repeated="3"/>
          <table:table-cell table:style-name="ce2" table:formula="of:=[.C38]/[.$C$37]*100" office:value-type="float" office:value="100">
            <text:p>100</text:p>
          </table:table-cell>
        </table:table-row>
        <table:table-row table:style-name="ro1">
          <table:table-cell office:value-type="string">
            <text:p><text:tab/><text:tab/><text:tab/>Branch 2.1.2.2.2</text:p>
          </table:table-cell>
          <table:table-cell office:value-type="float" office:value="0">
            <text:p>0</text:p>
          </table:table-cell>
          <table:table-cell table:formula="of:=([.B39]/[.$B$55]) * 100" office:value-type="float" office:value="0">
            <text:p>0.00</text:p>
          </table:table-cell>
          <table:table-cell table:number-columns-repeated="3"/>
          <table:table-cell table:style-name="ce2" table:formula="of:=[.C39]/[.$C$34]*100" office:value-type="float" office:value="0">
            <text:p>0</text:p>
          </table:table-cell>
        </table:table-row>
        <table:table-row table:style-name="ro1">
          <table:table-cell office:value-type="string">
            <text:p><text:tab/><text:tab/>Branch 2.1.3</text:p>
          </table:table-cell>
          <table:table-cell office:value-type="float" office:value="19929">
            <text:p>19929</text:p>
          </table:table-cell>
          <table:table-cell table:formula="of:=([.B40]/[.$B$55]) * 100" office:value-type="float" office:value="0.068768115942029">
            <text:p>0.07</text:p>
          </table:table-cell>
          <table:table-cell/>
          <table:table-cell table:style-name="ce2" table:formula="of:=[.C40]/[.$C$25]*100" office:value-type="float" office:value="4.7458813779702">
            <text:p>4.745881378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1.3.1</text:p>
          </table:table-cell>
          <table:table-cell office:value-type="float" office:value="1061">
            <text:p>1061</text:p>
          </table:table-cell>
          <table:table-cell table:formula="of:=([.B41]/[.$B$55]) * 100" office:value-type="float" office:value="0.00366114561766736">
            <text:p>0.00</text:p>
          </table:table-cell>
          <table:table-cell table:number-columns-repeated="2"/>
          <table:table-cell table:style-name="ce2" table:formula="of:=[.C41]/[.$C$40]*100" office:value-type="float" office:value="5.32389984444779">
            <text:p>5.3238998444</text:p>
          </table:table-cell>
          <table:table-cell/>
        </table:table-row>
        <table:table-row table:style-name="ro1">
          <table:table-cell office:value-type="string">
            <text:p><text:tab/><text:tab/><text:tab/>Branch 2.1.3.1.1</text:p>
          </table:table-cell>
          <table:table-cell office:value-type="float" office:value="879">
            <text:p>879</text:p>
          </table:table-cell>
          <table:table-cell table:formula="of:=([.B42]/[.$B$55]) * 100" office:value-type="float" office:value="0.00303312629399586">
            <text:p>0.00</text:p>
          </table:table-cell>
          <table:table-cell table:number-columns-repeated="3"/>
          <table:table-cell table:style-name="ce2" table:formula="of:=[.C42]/[.$C$41]*100" office:value-type="float" office:value="82.8463713477851">
            <text:p>82.8463713478</text:p>
          </table:table-cell>
        </table:table-row>
        <table:table-row table:style-name="ro1">
          <table:table-cell office:value-type="string">
            <text:p><text:tab/><text:tab/><text:tab/>Branch 2.1.3.1.2</text:p>
          </table:table-cell>
          <table:table-cell office:value-type="float" office:value="182">
            <text:p>182</text:p>
          </table:table-cell>
          <table:table-cell table:formula="of:=([.B43]/[.$B$55]) * 100" office:value-type="float" office:value="0.000628019323671498">
            <text:p>0.00</text:p>
          </table:table-cell>
          <table:table-cell table:number-columns-repeated="3"/>
          <table:table-cell table:style-name="ce2" table:formula="of:=[.C43]/[.$C$41]*100" office:value-type="float" office:value="17.1536286522149">
            <text:p>17.1536286522</text:p>
          </table:table-cell>
        </table:table-row>
        <table:table-row table:style-name="ro1">
          <table:table-cell office:value-type="string">
            <text:p><text:tab/><text:tab/><text:tab/>Branch 2.1.3.2</text:p>
          </table:table-cell>
          <table:table-cell office:value-type="float" office:value="18868">
            <text:p>18868</text:p>
          </table:table-cell>
          <table:table-cell table:formula="of:=([.B44]/[.$B$55]) * 100" office:value-type="float" office:value="0.0651069703243616">
            <text:p>0.07</text:p>
          </table:table-cell>
          <table:table-cell table:number-columns-repeated="2"/>
          <table:table-cell table:style-name="ce2" table:formula="of:=[.C44]/[.$C$40]*100" office:value-type="float" office:value="94.6761001555522">
            <text:p>94.6761001556</text:p>
          </table:table-cell>
          <table:table-cell/>
        </table:table-row>
        <table:table-row table:style-name="ro1">
          <table:table-cell office:value-type="string">
            <text:p><text:tab/><text:tab/><text:tab/>Branch 2.1.3.2.1</text:p>
          </table:table-cell>
          <table:table-cell office:value-type="float" office:value="18868">
            <text:p>18868</text:p>
          </table:table-cell>
          <table:table-cell table:formula="of:=([.B45]/[.$B$55]) * 100" office:value-type="float" office:value="0.0651069703243616">
            <text:p>0.07</text:p>
          </table:table-cell>
          <table:table-cell table:number-columns-repeated="3"/>
          <table:table-cell table:style-name="ce2" table:formula="of:=[.C45]/[.$C$44]*100" office:value-type="float" office:value="100">
            <text:p>100</text:p>
          </table:table-cell>
        </table:table-row>
        <table:table-row table:style-name="ro1">
          <table:table-cell office:value-type="string">
            <text:p><text:tab/><text:tab/><text:tab/>Branch 2.1.3.2.2</text:p>
          </table:table-cell>
          <table:table-cell office:value-type="float" office:value="0">
            <text:p>0</text:p>
          </table:table-cell>
          <table:table-cell table:formula="of:=([.B46]/[.$B$55]) * 100" office:value-type="float" office:value="0">
            <text:p>0.00</text:p>
          </table:table-cell>
          <table:table-cell table:number-columns-repeated="3"/>
          <table:table-cell table:style-name="ce2" table:formula="of:=[.C46]/[.$C$44]*100" office:value-type="float" office:value="0">
            <text:p>0</text:p>
          </table:table-cell>
        </table:table-row>
        <table:table-row table:style-name="ro1">
          <table:table-cell office:value-type="string">
            <text:p><text:tab/>Branch 2.2</text:p>
          </table:table-cell>
          <table:table-cell office:value-type="float" office:value="19371136">
            <text:p>19371136</text:p>
          </table:table-cell>
          <table:table-cell table:formula="of:=([.B47]/[.$B$55]) * 100" office:value-type="float" office:value="66.8431193926846">
            <text:p>66.84</text:p>
          </table:table-cell>
          <table:table-cell table:style-name="ce2" table:formula="of:=[.C47]/[.$C$24]*100" office:value-type="float" office:value="97.8782235896636">
            <text:p>97.8782235897</text:p>
          </table:table-cell>
          <table:table-cell table:number-columns-repeated="3"/>
        </table:table-row>
        <table:table-row table:style-name="ro1">
          <table:table-cell office:value-type="string">
            <text:p><text:tab/><text:tab/>Branch 2.2.1</text:p>
          </table:table-cell>
          <table:table-cell office:value-type="float" office:value="7862996">
            <text:p>7862996</text:p>
          </table:table-cell>
          <table:table-cell table:formula="of:=([.B48]/[.$B$55]) * 100" office:value-type="float" office:value="27.1324913733609">
            <text:p>27.13</text:p>
          </table:table-cell>
          <table:table-cell/>
          <table:table-cell table:formula="of:=[.C48]/[.$C$47]*100" office:value-type="float" office:value="40.5913003759821">
            <text:p>40.591300376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2.1.1</text:p>
          </table:table-cell>
          <table:table-cell office:value-type="float" office:value="1731981">
            <text:p>1731981</text:p>
          </table:table-cell>
          <table:table-cell table:formula="of:=([.B49]/[.$B$55]) * 100" office:value-type="float" office:value="5.97646997929607">
            <text:p>5.98</text:p>
          </table:table-cell>
          <table:table-cell table:number-columns-repeated="2"/>
          <table:table-cell table:formula="of:=[.C49]/[.$C$48]*100" office:value-type="float" office:value="22.0269856426227">
            <text:p>22.0269856426</text:p>
          </table:table-cell>
          <table:table-cell/>
        </table:table-row>
        <table:table-row table:style-name="ro1">
          <table:table-cell office:value-type="string">
            <text:p><text:tab/><text:tab/><text:tab/>Branch 2.2.1.2</text:p>
          </table:table-cell>
          <table:table-cell office:value-type="float" office:value="6131015">
            <text:p>6131015</text:p>
          </table:table-cell>
          <table:table-cell table:formula="of:=([.B50]/[.$B$55]) * 100" office:value-type="float" office:value="21.1560213940649">
            <text:p>21.16</text:p>
          </table:table-cell>
          <table:table-cell table:number-columns-repeated="2"/>
          <table:table-cell table:formula="of:=[.C50]/[.$C$48]*100" office:value-type="float" office:value="77.9730143573773">
            <text:p>77.9730143574</text:p>
          </table:table-cell>
          <table:table-cell/>
        </table:table-row>
        <table:table-row table:style-name="ro1">
          <table:table-cell office:value-type="string">
            <text:p><text:tab/><text:tab/>Branch 2.2.2</text:p>
          </table:table-cell>
          <table:table-cell office:value-type="float" office:value="11508140">
            <text:p>11508140</text:p>
          </table:table-cell>
          <table:table-cell table:formula="of:=([.B51]/[.$B$55]) * 100" office:value-type="float" office:value="39.7106280193237">
            <text:p>39.71</text:p>
          </table:table-cell>
          <table:table-cell/>
          <table:table-cell table:style-name="ce2" table:formula="of:=[.C51]/[.$C$47]*100" office:value-type="float" office:value="59.4086996240179">
            <text:p>59.408699624</text:p>
          </table:table-cell>
          <table:table-cell table:number-columns-repeated="2"/>
        </table:table-row>
        <table:table-row table:style-name="ro1">
          <table:table-cell office:value-type="string">
            <text:p><text:tab/><text:tab/><text:tab/>Branch 2.2.2.1</text:p>
          </table:table-cell>
          <table:table-cell office:value-type="float" office:value="3657299">
            <text:p>3657299</text:p>
          </table:table-cell>
          <table:table-cell table:formula="of:=([.B52]/[.$B$55]) * 100" office:value-type="float" office:value="12.6200793650794">
            <text:p>12.62</text:p>
          </table:table-cell>
          <table:table-cell table:number-columns-repeated="2"/>
          <table:table-cell table:style-name="ce2" table:formula="of:=[.C52]/[.$C$51]*100" office:value-type="float" office:value="31.7801052124844">
            <text:p>31.7801052125</text:p>
          </table:table-cell>
          <table:table-cell/>
        </table:table-row>
        <table:table-row table:style-name="ro1">
          <table:table-cell office:value-type="string">
            <text:p><text:tab/><text:tab/><text:tab/>Branch 2.2.2.2</text:p>
          </table:table-cell>
          <table:table-cell office:value-type="float" office:value="7850841">
            <text:p>7850841</text:p>
          </table:table-cell>
          <table:table-cell table:formula="of:=([.B53]/[.$B$55]) * 100" office:value-type="float" office:value="27.0905486542443">
            <text:p>27.09</text:p>
          </table:table-cell>
          <table:table-cell table:number-columns-repeated="2"/>
          <table:table-cell table:style-name="ce2" table:formula="of:=[.C53]/[.$C$51]*100" office:value-type="float" office:value="68.2198947875156">
            <text:p>68.21989478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[.B24]+[.B2]" office:value-type="float" office:value="28980000">
            <text:p>28980000</text:p>
          </table:table-cell>
          <table:table-cell table:number-columns-repeated="5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02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23:30:40</meta:creation-date>
    <dc:date>2013-04-17T02:27:50</dc:date>
    <meta:editing-duration>PT2H8M22S</meta:editing-duration>
    <meta:editing-cycles>4</meta:editing-cycles>
    <meta:generator>OpenOffice.org/3.4.1$Unix OpenOffice.org_project/341m1$Build-9593</meta:generator>
    <meta:document-statistic meta:table-count="3" meta:cell-count="580" meta:object-count="0"/>
  </office:meta>
</office:document-meta>
</file>